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786a5a"/>
    </style:style>
    <style:style style:name="P3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<text:span text:style-name="T2">- Replace guitar strings</text:span></text:p>
      <text:p text:style-name="P3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6T17:10:17.372102653</dc:date>
    <meta:editing-duration>P1DT6H10M19S</meta:editing-duration>
    <meta:editing-cycles>76</meta:editing-cycles>
    <meta:document-statistic meta:table-count="0" meta:image-count="0" meta:object-count="0" meta:page-count="1" meta:paragraph-count="2" meta:word-count="8" meta:character-count="65" meta:non-whitespace-character-count="59"/>
  </office:meta>
</office:document-meta>
</file>